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e5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Column Labels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helors</text:p>
          </table:table-cell>
          <table:table-cell table:style-name="ce1"/>
          <table:table-cell office:value-type="string" table:style-name="ce1">
            <text:p>Masters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1"/>
          <table:table-cell office:value-type="string" table:style-name="ce1">
            <text:p>Total Sum of JoiningYear</text:p>
          </table:table-cell>
          <table:table-cell office:value-type="string" table:style-name="ce1">
            <text:p>Total Sum of Ag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Row Labels</text:p>
          </table:table-cell>
          <table:table-cell office:value-type="string" table:style-name="ce1">
            <text:p>Sum of JoiningYear</text:p>
          </table:table-cell>
          <table:table-cell office:value-type="string" table:style-name="ce1">
            <text:p>Sum of Age</text:p>
          </table:table-cell>
          <table:table-cell office:value-type="string" table:style-name="ce1">
            <text:p>Sum of JoiningYear</text:p>
          </table:table-cell>
          <table:table-cell office:value-type="string" table:style-name="ce1">
            <text:p>Sum of Age</text:p>
          </table:table-cell>
          <table:table-cell office:value-type="string" table:style-name="ce1">
            <text:p>Sum of JoiningYear</text:p>
          </table:table-cell>
          <table:table-cell office:value-type="string" table:style-name="ce1">
            <text:p>Sum of A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Female</text:p>
          </table:table-cell>
          <table:table-cell office:value-type="float" office:value="2891355" table:style-name="ce1">
            <text:p>2891355</text:p>
          </table:table-cell>
          <table:table-cell office:value-type="float" office:value="42184" table:style-name="ce1">
            <text:p>42184</text:p>
          </table:table-cell>
          <table:table-cell office:value-type="float" office:value="747889" table:style-name="ce1">
            <text:p>747889</text:p>
          </table:table-cell>
          <table:table-cell office:value-type="float" office:value="10941" table:style-name="ce1">
            <text:p>10941</text:p>
          </table:table-cell>
          <table:table-cell office:value-type="float" office:value="139051" table:style-name="ce1">
            <text:p>139051</text:p>
          </table:table-cell>
          <table:table-cell office:value-type="float" office:value="2030" table:style-name="ce1">
            <text:p>2030</text:p>
          </table:table-cell>
          <table:table-cell office:value-type="float" office:value="3778295" table:style-name="ce1">
            <text:p>3778295</text:p>
          </table:table-cell>
          <table:table-cell office:value-type="float" office:value="55155" table:style-name="ce1">
            <text:p>5515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alore</text:p>
          </table:table-cell>
          <table:table-cell office:value-type="float" office:value="1190696" table:style-name="ce1">
            <text:p>1190696</text:p>
          </table:table-cell>
          <table:table-cell office:value-type="float" office:value="17581" table:style-name="ce1">
            <text:p>17581</text:p>
          </table:table-cell>
          <table:table-cell office:value-type="float" office:value="108837" table:style-name="ce1">
            <text:p>108837</text:p>
          </table:table-cell>
          <table:table-cell office:value-type="float" office:value="1663" table:style-name="ce1">
            <text:p>1663</text:p>
          </table:table-cell>
          <table:table-cell office:value-type="float" office:value="28217" table:style-name="ce1">
            <text:p>28217</text:p>
          </table:table-cell>
          <table:table-cell office:value-type="float" office:value="406" table:style-name="ce1">
            <text:p>406</text:p>
          </table:table-cell>
          <table:table-cell office:value-type="float" office:value="1327750" table:style-name="ce1">
            <text:p>1327750</text:p>
          </table:table-cell>
          <table:table-cell office:value-type="float" office:value="19650" table:style-name="ce1">
            <text:p>1965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Delhi</text:p>
          </table:table-cell>
          <table:table-cell office:value-type="float" office:value="721411" table:style-name="ce1">
            <text:p>721411</text:p>
          </table:table-cell>
          <table:table-cell office:value-type="float" office:value="10354" table:style-name="ce1">
            <text:p>10354</text:p>
          </table:table-cell>
          <table:table-cell office:value-type="float" office:value="435469" table:style-name="ce1">
            <text:p>435469</text:p>
          </table:table-cell>
          <table:table-cell office:value-type="float" office:value="6371" table:style-name="ce1">
            <text:p>6371</text:p>
          </table:table-cell>
          <table:table-cell office:value-type="float" office:value="92699" table:style-name="ce1">
            <text:p>92699</text:p>
          </table:table-cell>
          <table:table-cell office:value-type="float" office:value="1361" table:style-name="ce1">
            <text:p>1361</text:p>
          </table:table-cell>
          <table:table-cell office:value-type="float" office:value="1249579" table:style-name="ce1">
            <text:p>1249579</text:p>
          </table:table-cell>
          <table:table-cell office:value-type="float" office:value="18086" table:style-name="ce1">
            <text:p>180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une</text:p>
          </table:table-cell>
          <table:table-cell office:value-type="float" office:value="979248" table:style-name="ce1">
            <text:p>979248</text:p>
          </table:table-cell>
          <table:table-cell office:value-type="float" office:value="14249" table:style-name="ce1">
            <text:p>14249</text:p>
          </table:table-cell>
          <table:table-cell office:value-type="float" office:value="203583" table:style-name="ce1">
            <text:p>203583</text:p>
          </table:table-cell>
          <table:table-cell office:value-type="float" office:value="2907" table:style-name="ce1">
            <text:p>2907</text:p>
          </table:table-cell>
          <table:table-cell office:value-type="float" office:value="18135" table:style-name="ce1">
            <text:p>18135</text:p>
          </table:table-cell>
          <table:table-cell office:value-type="float" office:value="263" table:style-name="ce1">
            <text:p>263</text:p>
          </table:table-cell>
          <table:table-cell office:value-type="float" office:value="1200966" table:style-name="ce1">
            <text:p>1200966</text:p>
          </table:table-cell>
          <table:table-cell office:value-type="float" office:value="17419" table:style-name="ce1">
            <text:p>174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ale</text:p>
          </table:table-cell>
          <table:table-cell office:value-type="float" office:value="4364240" table:style-name="ce1">
            <text:p>4364240</text:p>
          </table:table-cell>
          <table:table-cell office:value-type="float" office:value="63768" table:style-name="ce1">
            <text:p>63768</text:p>
          </table:table-cell>
          <table:table-cell office:value-type="float" office:value="1011910" table:style-name="ce1">
            <text:p>1011910</text:p>
          </table:table-cell>
          <table:table-cell office:value-type="float" office:value="14630" table:style-name="ce1">
            <text:p>14630</text:p>
          </table:table-cell>
          <table:table-cell office:value-type="float" office:value="221643" table:style-name="ce1">
            <text:p>221643</text:p>
          </table:table-cell>
          <table:table-cell office:value-type="float" office:value="3214" table:style-name="ce1">
            <text:p>3214</text:p>
          </table:table-cell>
          <table:table-cell office:value-type="float" office:value="5597793" table:style-name="ce1">
            <text:p>5597793</text:p>
          </table:table-cell>
          <table:table-cell office:value-type="float" office:value="81612" table:style-name="ce1">
            <text:p>8161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angalore</text:p>
          </table:table-cell>
          <table:table-cell office:value-type="float" office:value="2943683" table:style-name="ce1">
            <text:p>2943683</text:p>
          </table:table-cell>
          <table:table-cell office:value-type="float" office:value="43097" table:style-name="ce1">
            <text:p>43097</text:p>
          </table:table-cell>
          <table:table-cell office:value-type="float" office:value="141114" table:style-name="ce1">
            <text:p>141114</text:p>
          </table:table-cell>
          <table:table-cell office:value-type="float" office:value="2064" table:style-name="ce1">
            <text:p>2064</text:p>
          </table:table-cell>
          <table:table-cell office:value-type="float" office:value="76560" table:style-name="ce1">
            <text:p>76560</text:p>
          </table:table-cell>
          <table:table-cell office:value-type="float" office:value="1125" table:style-name="ce1">
            <text:p>1125</text:p>
          </table:table-cell>
          <table:table-cell office:value-type="float" office:value="3161357" table:style-name="ce1">
            <text:p>3161357</text:p>
          </table:table-cell>
          <table:table-cell office:value-type="float" office:value="46286" table:style-name="ce1">
            <text:p>4628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ew Delhi</text:p>
          </table:table-cell>
          <table:table-cell office:value-type="float" office:value="360793" table:style-name="ce1">
            <text:p>360793</text:p>
          </table:table-cell>
          <table:table-cell office:value-type="float" office:value="5228" table:style-name="ce1">
            <text:p>5228</text:p>
          </table:table-cell>
          <table:table-cell office:value-type="float" office:value="606731" table:style-name="ce1">
            <text:p>606731</text:p>
          </table:table-cell>
          <table:table-cell office:value-type="float" office:value="8727" table:style-name="ce1">
            <text:p>8727</text:p>
          </table:table-cell>
          <table:table-cell office:value-type="float" office:value="114856" table:style-name="ce1">
            <text:p>114856</text:p>
          </table:table-cell>
          <table:table-cell office:value-type="float" office:value="1652" table:style-name="ce1">
            <text:p>1652</text:p>
          </table:table-cell>
          <table:table-cell office:value-type="float" office:value="1082380" table:style-name="ce1">
            <text:p>1082380</text:p>
          </table:table-cell>
          <table:table-cell office:value-type="float" office:value="15607" table:style-name="ce1">
            <text:p>1560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Pune</text:p>
          </table:table-cell>
          <table:table-cell office:value-type="float" office:value="1059764" table:style-name="ce1">
            <text:p>1059764</text:p>
          </table:table-cell>
          <table:table-cell office:value-type="float" office:value="15443" table:style-name="ce1">
            <text:p>15443</text:p>
          </table:table-cell>
          <table:table-cell office:value-type="float" office:value="264065" table:style-name="ce1">
            <text:p>264065</text:p>
          </table:table-cell>
          <table:table-cell office:value-type="float" office:value="3839" table:style-name="ce1">
            <text:p>3839</text:p>
          </table:table-cell>
          <table:table-cell office:value-type="float" office:value="30227" table:style-name="ce1">
            <text:p>30227</text:p>
          </table:table-cell>
          <table:table-cell office:value-type="float" office:value="437" table:style-name="ce1">
            <text:p>437</text:p>
          </table:table-cell>
          <table:table-cell office:value-type="float" office:value="1354056" table:style-name="ce1">
            <text:p>1354056</text:p>
          </table:table-cell>
          <table:table-cell office:value-type="float" office:value="19719" table:style-name="ce1">
            <text:p>1971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nd Total</text:p>
          </table:table-cell>
          <table:table-cell office:value-type="float" office:value="7255595" table:style-name="ce1">
            <text:p>7255595</text:p>
          </table:table-cell>
          <table:table-cell office:value-type="float" office:value="105952" table:style-name="ce1">
            <text:p>105952</text:p>
          </table:table-cell>
          <table:table-cell office:value-type="float" office:value="1759799" table:style-name="ce1">
            <text:p>1759799</text:p>
          </table:table-cell>
          <table:table-cell office:value-type="float" office:value="25571" table:style-name="ce1">
            <text:p>25571</text:p>
          </table:table-cell>
          <table:table-cell office:value-type="float" office:value="360694" table:style-name="ce1">
            <text:p>360694</text:p>
          </table:table-cell>
          <table:table-cell office:value-type="float" office:value="5244" table:style-name="ce1">
            <text:p>5244</text:p>
          </table:table-cell>
          <table:table-cell office:value-type="float" office:value="9376088" table:style-name="ce1">
            <text:p>9376088</text:p>
          </table:table-cell>
          <table:table-cell office:value-type="float" office:value="136767" table:style-name="ce1">
            <text:p>136767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5">
            <text:p>Column Labels</text:p>
          </table:table-cell>
          <table:table-cell table:style-name="ce5"/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Bachelors</text:p>
          </table:table-cell>
          <table:table-cell table:style-name="ce1"/>
          <table:table-cell office:value-type="string" table:style-name="ce1">
            <text:p>Masters</text:p>
          </table:table-cell>
          <table:table-cell table:style-name="ce1"/>
          <table:table-cell office:value-type="string" table:style-name="ce1">
            <text:p>PHD</text:p>
          </table:table-cell>
          <table:table-cell table:style-name="ce1"/>
          <table:table-cell office:value-type="string" table:style-name="ce1">
            <text:p>Total Sum of JoiningYear</text:p>
          </table:table-cell>
          <table:table-cell office:value-type="string" table:style-name="ce1">
            <text:p>Total Sum of Age</text:p>
          </table:table-cell>
          <table:table-cell table:number-columns-repeated="16375"/>
        </table:table-row>
        <table:table-row table:style-name="ro1">
          <table:table-cell office:value-type="string" table:style-name="ce5">
            <text:p>Row Labels</text:p>
          </table:table-cell>
          <table:table-cell office:value-type="string" table:style-name="ce1">
            <text:p>Sum of JoiningYear</text:p>
          </table:table-cell>
          <table:table-cell office:value-type="string" table:style-name="ce1">
            <text:p>Sum of Age</text:p>
          </table:table-cell>
          <table:table-cell office:value-type="string" table:style-name="ce1">
            <text:p>Sum of JoiningYear</text:p>
          </table:table-cell>
          <table:table-cell office:value-type="string" table:style-name="ce1">
            <text:p>Sum of Age</text:p>
          </table:table-cell>
          <table:table-cell office:value-type="string" table:style-name="ce1">
            <text:p>Sum of JoiningYear</text:p>
          </table:table-cell>
          <table:table-cell office:value-type="string" table:style-name="ce1">
            <text:p>Sum of Age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emale</text:p>
          </table:table-cell>
          <table:table-cell office:value-type="float" office:value="2891355" table:style-name="ce3">
            <text:p>2891355</text:p>
          </table:table-cell>
          <table:table-cell office:value-type="float" office:value="42184" table:style-name="ce3">
            <text:p>42184</text:p>
          </table:table-cell>
          <table:table-cell office:value-type="float" office:value="747889" table:style-name="ce3">
            <text:p>747889</text:p>
          </table:table-cell>
          <table:table-cell office:value-type="float" office:value="10941" table:style-name="ce3">
            <text:p>10941</text:p>
          </table:table-cell>
          <table:table-cell office:value-type="float" office:value="139051" table:style-name="ce3">
            <text:p>139051</text:p>
          </table:table-cell>
          <table:table-cell office:value-type="float" office:value="2030" table:style-name="ce3">
            <text:p>2030</text:p>
          </table:table-cell>
          <table:table-cell office:value-type="float" office:value="3778295" table:style-name="ce3">
            <text:p>3778295</text:p>
          </table:table-cell>
          <table:table-cell office:value-type="float" office:value="55155" table:style-name="ce3">
            <text:p>55155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angalore</text:p>
          </table:table-cell>
          <table:table-cell office:value-type="float" office:value="1190696" table:style-name="ce3">
            <text:p>1190696</text:p>
          </table:table-cell>
          <table:table-cell office:value-type="float" office:value="17581" table:style-name="ce3">
            <text:p>17581</text:p>
          </table:table-cell>
          <table:table-cell office:value-type="float" office:value="108837" table:style-name="ce3">
            <text:p>108837</text:p>
          </table:table-cell>
          <table:table-cell office:value-type="float" office:value="1663" table:style-name="ce3">
            <text:p>1663</text:p>
          </table:table-cell>
          <table:table-cell office:value-type="float" office:value="28217" table:style-name="ce3">
            <text:p>28217</text:p>
          </table:table-cell>
          <table:table-cell office:value-type="float" office:value="406" table:style-name="ce3">
            <text:p>406</text:p>
          </table:table-cell>
          <table:table-cell office:value-type="float" office:value="1327750" table:style-name="ce3">
            <text:p>1327750</text:p>
          </table:table-cell>
          <table:table-cell office:value-type="float" office:value="19650" table:style-name="ce3">
            <text:p>19650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w Delhi</text:p>
          </table:table-cell>
          <table:table-cell office:value-type="float" office:value="721411" table:style-name="ce3">
            <text:p>721411</text:p>
          </table:table-cell>
          <table:table-cell office:value-type="float" office:value="10354" table:style-name="ce3">
            <text:p>10354</text:p>
          </table:table-cell>
          <table:table-cell office:value-type="float" office:value="435469" table:style-name="ce3">
            <text:p>435469</text:p>
          </table:table-cell>
          <table:table-cell office:value-type="float" office:value="6371" table:style-name="ce3">
            <text:p>6371</text:p>
          </table:table-cell>
          <table:table-cell office:value-type="float" office:value="92699" table:style-name="ce3">
            <text:p>92699</text:p>
          </table:table-cell>
          <table:table-cell office:value-type="float" office:value="1361" table:style-name="ce3">
            <text:p>1361</text:p>
          </table:table-cell>
          <table:table-cell office:value-type="float" office:value="1249579" table:style-name="ce3">
            <text:p>1249579</text:p>
          </table:table-cell>
          <table:table-cell office:value-type="float" office:value="18086" table:style-name="ce3">
            <text:p>1808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une</text:p>
          </table:table-cell>
          <table:table-cell office:value-type="float" office:value="979248" table:style-name="ce3">
            <text:p>979248</text:p>
          </table:table-cell>
          <table:table-cell office:value-type="float" office:value="14249" table:style-name="ce3">
            <text:p>14249</text:p>
          </table:table-cell>
          <table:table-cell office:value-type="float" office:value="203583" table:style-name="ce3">
            <text:p>203583</text:p>
          </table:table-cell>
          <table:table-cell office:value-type="float" office:value="2907" table:style-name="ce3">
            <text:p>2907</text:p>
          </table:table-cell>
          <table:table-cell office:value-type="float" office:value="18135" table:style-name="ce3">
            <text:p>18135</text:p>
          </table:table-cell>
          <table:table-cell office:value-type="float" office:value="263" table:style-name="ce3">
            <text:p>263</text:p>
          </table:table-cell>
          <table:table-cell office:value-type="float" office:value="1200966" table:style-name="ce3">
            <text:p>1200966</text:p>
          </table:table-cell>
          <table:table-cell office:value-type="float" office:value="17419" table:style-name="ce3">
            <text:p>174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Male</text:p>
          </table:table-cell>
          <table:table-cell office:value-type="float" office:value="4364240" table:style-name="ce3">
            <text:p>4364240</text:p>
          </table:table-cell>
          <table:table-cell office:value-type="float" office:value="63768" table:style-name="ce3">
            <text:p>63768</text:p>
          </table:table-cell>
          <table:table-cell office:value-type="float" office:value="1011910" table:style-name="ce3">
            <text:p>1011910</text:p>
            <draw:frame draw:z-index="1" draw:id="id0" draw:style-name="a0" draw:name="Chart 1" svg:x="0.43056in" svg:y="0in" svg:width="8.67361in" svg:height="3.0972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office:value-type="float" office:value="14630" table:style-name="ce3">
            <text:p>14630</text:p>
          </table:table-cell>
          <table:table-cell office:value-type="float" office:value="221643" table:style-name="ce3">
            <text:p>221643</text:p>
          </table:table-cell>
          <table:table-cell office:value-type="float" office:value="3214" table:style-name="ce3">
            <text:p>3214</text:p>
          </table:table-cell>
          <table:table-cell office:value-type="float" office:value="5597793" table:style-name="ce3">
            <text:p>5597793</text:p>
          </table:table-cell>
          <table:table-cell office:value-type="float" office:value="81612" table:style-name="ce3">
            <text:p>8161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Bangalore</text:p>
          </table:table-cell>
          <table:table-cell office:value-type="float" office:value="2943683" table:style-name="ce3">
            <text:p>2943683</text:p>
          </table:table-cell>
          <table:table-cell office:value-type="float" office:value="43097" table:style-name="ce3">
            <text:p>43097</text:p>
          </table:table-cell>
          <table:table-cell office:value-type="float" office:value="141114" table:style-name="ce3">
            <text:p>141114</text:p>
          </table:table-cell>
          <table:table-cell office:value-type="float" office:value="2064" table:style-name="ce3">
            <text:p>2064</text:p>
          </table:table-cell>
          <table:table-cell office:value-type="float" office:value="76560" table:style-name="ce3">
            <text:p>76560</text:p>
          </table:table-cell>
          <table:table-cell office:value-type="float" office:value="1125" table:style-name="ce3">
            <text:p>1125</text:p>
          </table:table-cell>
          <table:table-cell office:value-type="float" office:value="3161357" table:style-name="ce3">
            <text:p>3161357</text:p>
          </table:table-cell>
          <table:table-cell office:value-type="float" office:value="46286" table:style-name="ce3">
            <text:p>46286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w Delhi</text:p>
          </table:table-cell>
          <table:table-cell office:value-type="float" office:value="360793" table:style-name="ce3">
            <text:p>360793</text:p>
          </table:table-cell>
          <table:table-cell office:value-type="float" office:value="5228" table:style-name="ce3">
            <text:p>5228</text:p>
          </table:table-cell>
          <table:table-cell office:value-type="float" office:value="606731" table:style-name="ce3">
            <text:p>606731</text:p>
          </table:table-cell>
          <table:table-cell office:value-type="float" office:value="8727" table:style-name="ce3">
            <text:p>8727</text:p>
          </table:table-cell>
          <table:table-cell office:value-type="float" office:value="114856" table:style-name="ce3">
            <text:p>114856</text:p>
          </table:table-cell>
          <table:table-cell office:value-type="float" office:value="1652" table:style-name="ce3">
            <text:p>1652</text:p>
          </table:table-cell>
          <table:table-cell office:value-type="float" office:value="1082380" table:style-name="ce3">
            <text:p>1082380</text:p>
          </table:table-cell>
          <table:table-cell office:value-type="float" office:value="15607" table:style-name="ce3">
            <text:p>15607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une</text:p>
          </table:table-cell>
          <table:table-cell office:value-type="float" office:value="1059764" table:style-name="ce3">
            <text:p>1059764</text:p>
          </table:table-cell>
          <table:table-cell office:value-type="float" office:value="15443" table:style-name="ce3">
            <text:p>15443</text:p>
          </table:table-cell>
          <table:table-cell office:value-type="float" office:value="264065" table:style-name="ce3">
            <text:p>264065</text:p>
          </table:table-cell>
          <table:table-cell office:value-type="float" office:value="3839" table:style-name="ce3">
            <text:p>3839</text:p>
          </table:table-cell>
          <table:table-cell office:value-type="float" office:value="30227" table:style-name="ce3">
            <text:p>30227</text:p>
          </table:table-cell>
          <table:table-cell office:value-type="float" office:value="437" table:style-name="ce3">
            <text:p>437</text:p>
          </table:table-cell>
          <table:table-cell office:value-type="float" office:value="1354056" table:style-name="ce3">
            <text:p>1354056</text:p>
          </table:table-cell>
          <table:table-cell office:value-type="float" office:value="19719" table:style-name="ce3">
            <text:p>19719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Grand Total</text:p>
          </table:table-cell>
          <table:table-cell office:value-type="float" office:value="7255595" table:style-name="ce3">
            <text:p>7255595</text:p>
          </table:table-cell>
          <table:table-cell office:value-type="float" office:value="105952" table:style-name="ce3">
            <text:p>105952</text:p>
          </table:table-cell>
          <table:table-cell office:value-type="float" office:value="1759799" table:style-name="ce3">
            <text:p>1759799</text:p>
          </table:table-cell>
          <table:table-cell office:value-type="float" office:value="25571" table:style-name="ce3">
            <text:p>25571</text:p>
          </table:table-cell>
          <table:table-cell office:value-type="float" office:value="360694" table:style-name="ce3">
            <text:p>360694</text:p>
          </table:table-cell>
          <table:table-cell office:value-type="float" office:value="5244" table:style-name="ce3">
            <text:p>5244</text:p>
          </table:table-cell>
          <table:table-cell office:value-type="float" office:value="9376088" table:style-name="ce3">
            <text:p>9376088</text:p>
          </table:table-cell>
          <table:table-cell office:value-type="float" office:value="136767" table:style-name="ce3">
            <text:p>136767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04</meta:generator>
    <meta:initial-creator>Admin</meta:initial-creator>
    <dc:creator>X</dc:creator>
    <meta:creation-date>2024-08-31T08:31:33Z</meta:creation-date>
    <dc:date>2024-09-06T05:30:1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svg:stroke-width="0.01042in" svg:stroke-color="#595959" svg:stroke-opacity="100%" draw:stroke-linejoin="round" svg:stroke-linecap="butt"/>
    </style:style>
    <style:style style:family="chart" style:name="Axs1" style:data-style-name="N0">
      <style:chart-properties chart:gap-width="315" chart:overlap="-4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svg:stroke-width="0.01042in" svg:stroke-color="#59595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5b9bd5" svg:stroke-opacity="100%" draw:stroke-linejoin="miter" svg:stroke-linecap="butt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ed7d31" svg:stroke-opacity="100%" draw:stroke-linejoin="miter" svg:stroke-linecap="butt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a5a5a5" svg:stroke-opacity="100%" draw:stroke-linejoin="miter" svg:stroke-linecap="butt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ffc000" svg:stroke-opacity="100%" draw:stroke-linejoin="miter" svg:stroke-linecap="butt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4472c4" svg:stroke-opacity="100%" draw:stroke-linejoin="miter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404040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vertical="false" chart:connect-bars="false" chart:solid-type="cuboid" chart:stacked="false" chart:percentage="false"/>
      <style:graphic-properties draw:fill="none" draw:stroke="solid" svg:stroke-width="0.01042in" svg:stroke-color="#70ad47" svg:stroke-opacity="100%" draw:stroke-linejoin="miter" svg:stroke-linecap="butt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23.0pt" svg:width="624.5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7"/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7" chart:class="chart:bar" chart:attached-axis="primary-y" chart:style-name="G0S0">
            <chart:data-point chart:repeated="6"/>
          </chart:series>
          <chart:series chart:label-cell-address="local-table.$C$1" chart:values-cell-range-address="local-table.$C$2:.$C$7" chart:class="chart:bar" chart:attached-axis="primary-y" chart:style-name="G0S1">
            <chart:data-point chart:repeated="6"/>
          </chart:series>
          <chart:series chart:label-cell-address="local-table.$D$1" chart:values-cell-range-address="local-table.$D$2:.$D$7" chart:class="chart:bar" chart:attached-axis="primary-y" chart:style-name="G0S2">
            <chart:data-point chart:repeated="6"/>
          </chart:series>
          <chart:series chart:label-cell-address="local-table.$E$1" chart:values-cell-range-address="local-table.$E$2:.$E$7" chart:class="chart:bar" chart:attached-axis="primary-y" chart:style-name="G0S3">
            <chart:data-point chart:repeated="6"/>
          </chart:series>
          <chart:series chart:label-cell-address="local-table.$F$1" chart:values-cell-range-address="local-table.$F$2:.$F$7" chart:class="chart:bar" chart:attached-axis="primary-y" chart:style-name="G0S4">
            <chart:data-point chart:repeated="6"/>
          </chart:series>
          <chart:series chart:label-cell-address="local-table.$G$1" chart:values-cell-range-address="local-table.$G$2:.$G$7" chart:class="chart:bar" chart:attached-axis="primary-y" chart:style-name="G0S5">
            <chart:data-point chart:repeated="6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/>
              <table:table-cell office:value-type="string">
                <text:p>Bachelors - Sum of JoiningYear</text:p>
              </table:table-cell>
              <table:table-cell office:value-type="string">
                <text:p>Bachelors - Sum of Age</text:p>
              </table:table-cell>
              <table:table-cell office:value-type="string">
                <text:p>Masters - Sum of JoiningYear</text:p>
              </table:table-cell>
              <table:table-cell office:value-type="string">
                <text:p>Masters - Sum of Age</text:p>
              </table:table-cell>
              <table:table-cell office:value-type="string">
                <text:p>PHD - Sum of JoiningYear</text:p>
              </table:table-cell>
              <table:table-cell office:value-type="string">
                <text:p>PHD - Sum of Age</text:p>
              </table:table-cell>
            </table:table-row>
          </table:table-header-rows>
          <table:table-row>
            <table:table-cell office:value-type="string">
              <text:p>Female Bangalore</text:p>
            </table:table-cell>
            <table:table-cell office:value-type="float" office:value="1190696"/>
            <table:table-cell office:value-type="float" office:value="17581"/>
            <table:table-cell office:value-type="float" office:value="108837"/>
            <table:table-cell office:value-type="float" office:value="1663"/>
            <table:table-cell office:value-type="float" office:value="28217"/>
            <table:table-cell office:value-type="float" office:value="406"/>
          </table:table-row>
          <table:table-row>
            <table:table-cell office:value-type="string">
              <text:p>Female New Delhi</text:p>
            </table:table-cell>
            <table:table-cell office:value-type="float" office:value="721411"/>
            <table:table-cell office:value-type="float" office:value="10354"/>
            <table:table-cell office:value-type="float" office:value="435469"/>
            <table:table-cell office:value-type="float" office:value="6371"/>
            <table:table-cell office:value-type="float" office:value="92699"/>
            <table:table-cell office:value-type="float" office:value="1361"/>
          </table:table-row>
          <table:table-row>
            <table:table-cell office:value-type="string">
              <text:p>Female Pune</text:p>
            </table:table-cell>
            <table:table-cell office:value-type="float" office:value="979248"/>
            <table:table-cell office:value-type="float" office:value="14249"/>
            <table:table-cell office:value-type="float" office:value="203583"/>
            <table:table-cell office:value-type="float" office:value="2907"/>
            <table:table-cell office:value-type="float" office:value="18135"/>
            <table:table-cell office:value-type="float" office:value="263"/>
          </table:table-row>
          <table:table-row>
            <table:table-cell office:value-type="string">
              <text:p>Male Bangalore</text:p>
            </table:table-cell>
            <table:table-cell office:value-type="float" office:value="2943683"/>
            <table:table-cell office:value-type="float" office:value="43097"/>
            <table:table-cell office:value-type="float" office:value="141114"/>
            <table:table-cell office:value-type="float" office:value="2064"/>
            <table:table-cell office:value-type="float" office:value="76560"/>
            <table:table-cell office:value-type="float" office:value="1125"/>
          </table:table-row>
          <table:table-row>
            <table:table-cell office:value-type="string">
              <text:p>Male New Delhi</text:p>
            </table:table-cell>
            <table:table-cell office:value-type="float" office:value="360793"/>
            <table:table-cell office:value-type="float" office:value="5228"/>
            <table:table-cell office:value-type="float" office:value="606731"/>
            <table:table-cell office:value-type="float" office:value="8727"/>
            <table:table-cell office:value-type="float" office:value="114856"/>
            <table:table-cell office:value-type="float" office:value="1652"/>
          </table:table-row>
          <table:table-row>
            <table:table-cell office:value-type="string">
              <text:p>Male Pune</text:p>
            </table:table-cell>
            <table:table-cell office:value-type="float" office:value="1059764"/>
            <table:table-cell office:value-type="float" office:value="15443"/>
            <table:table-cell office:value-type="float" office:value="264065"/>
            <table:table-cell office:value-type="float" office:value="3839"/>
            <table:table-cell office:value-type="float" office:value="30227"/>
            <table:table-cell office:value-type="float" office:value="437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223f59" svg:stroke-opacity="100%" draw:stroke-linejoin="miter" svg:stroke-linecap="butt"/>
    </style:default-style>
  </office:styles>
</office:document-styles>
</file>